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5.08cm" svg:height="1.905cm" svg:x="9.525cm" svg:y="1.27cm">
          <text:p text:style-name="P1">Monitor.s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5.715cm" svg:height="1.905cm" svg:x="3.81cm" svg:y="3.175cm">
          <text:p text:style-name="P1">Prepare_def.s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5.08cm" svg:height="1.905cm" svg:x="14.605cm" svg:y="2.975cm">
          <text:p text:style-name="P1">Prepare_job.s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" draw:layer="layout" svg:width="5.08cm" svg:height="1.905cm" svg:x="5.45cm" svg:y="5.715cm">
          <text:p text:style-name="P1">compute_okada.s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" draw:layer="layout" svg:width="5.08cm" svg:height="1.905cm" svg:x="9.525cm" svg:y="1.271cm">
          <text:p text:style-name="P1">Monitor.s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5.08cm" svg:height="1.905cm" svg:x="0cm" svg:y="5.715cm">
          <text:p text:style-name="P1">xyz2ps.s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8" draw:layer="layout" svg:width="5.08cm" svg:height="1.905cm" svg:x="22.92cm" svg:y="6.985cm">
          <text:p text:style-name="P1">prepare_caseid.s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7" draw:layer="layout" svg:width="5.08cm" svg:height="1.905cm" svg:x="15.01cm" svg:y="7.62cm">
          <text:p text:style-name="P1">pp.s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6" draw:layer="layout" svg:width="5.08cm" svg:height="1.905cm" svg:x="11.765cm" svg:y="5.715cm">
          <text:p text:style-name="P1">ts_preview.s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2.064cm" svg:y1="3.176cm" svg:x2="9.523cm" svg:y2="4.127cm" draw:start-shape="id1" draw:start-glue-point="8" draw:end-shape="id2" draw:end-glue-point="10" svg:d="m12064 3176v951h-2541">
          <text:p/>
        </draw:connector>
        <draw:connector draw:style-name="gr2" draw:text-style-name="P1" draw:layer="layout" svg:x1="14.605cm" svg:y1="3.927cm" svg:x2="12.064cm" svg:y2="3.176cm" draw:start-shape="id3" draw:start-glue-point="6" draw:end-shape="id1" draw:end-glue-point="8" svg:d="m14605 3927h-2541v-751">
          <text:p/>
        </draw:connector>
        <draw:connector draw:style-name="gr2" draw:text-style-name="P1" draw:layer="layout" svg:x1="2.539cm" svg:y1="5.715cm" svg:x2="3.81cm" svg:y2="4.127cm" draw:start-shape="id4" draw:start-glue-point="4" draw:end-shape="id2" draw:end-glue-point="6" svg:d="m2539 5715v-1588h1271">
          <text:p/>
        </draw:connector>
        <draw:connector draw:style-name="gr2" draw:text-style-name="P1" draw:layer="layout" svg:x1="7.989cm" svg:y1="5.715cm" svg:x2="6.666cm" svg:y2="5.08cm" draw:start-shape="id5" draw:start-glue-point="4" draw:end-shape="id2" draw:end-glue-point="8" svg:d="m7989 5715v-318h-1323v-317">
          <text:p/>
        </draw:connector>
        <draw:connector draw:style-name="gr2" draw:text-style-name="P1" draw:layer="layout" svg:x1="14.304cm" svg:y1="5.715cm" svg:x2="17.144cm" svg:y2="4.88cm" draw:start-shape="id6" draw:start-glue-point="4" draw:end-shape="id3" draw:end-glue-point="8" svg:d="m14304 5715v-418h2840v-417">
          <text:p/>
        </draw:connector>
        <draw:connector draw:style-name="gr2" draw:text-style-name="P1" draw:layer="layout" svg:x1="17.549cm" svg:y1="7.62cm" svg:x2="17.144cm" svg:y2="4.88cm" draw:start-shape="id7" draw:start-glue-point="4" draw:end-shape="id3" draw:end-glue-point="8" svg:d="m17549 7620v-1370h-405v-1370">
          <text:p/>
        </draw:connector>
        <draw:connector draw:style-name="gr2" draw:text-style-name="P1" draw:layer="layout" draw:line-skew="-0.952cm" svg:x1="25.459cm" svg:y1="6.985cm" svg:x2="17.144cm" svg:y2="4.88cm" draw:start-shape="id8" draw:start-glue-point="4" draw:end-shape="id3" draw:end-glue-point="8" svg:d="m25459 6985v-2005h-8315v-100">
          <text:p/>
        </draw:connector>
        <draw:custom-shape draw:style-name="gr1" draw:text-style-name="P1" draw:id="id10" draw:layer="layout" svg:width="5.08cm" svg:height="1.905cm" svg:x="22.86cm" svg:y="3.175cm">
          <text:p text:style-name="P1">animation_preview.s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9" draw:layer="layout" svg:width="5.08cm" svg:height="1.905cm" svg:x="19.05cm" svg:y="5.08cm">
          <text:p text:style-name="P1">preview.s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7.144cm" svg:y1="4.88cm" svg:x2="19.793cm" svg:y2="5.358cm" draw:start-shape="id3" draw:start-glue-point="8" draw:end-shape="id9" draw:end-glue-point="5" svg:d="m17144 4880v100h2649v378">
          <text:p/>
        </draw:connector>
        <draw:connector draw:style-name="gr2" draw:text-style-name="P1" draw:layer="layout" draw:line-skew="1.847cm" svg:x1="19.685cm" svg:y1="3.927cm" svg:x2="22.86cm" svg:y2="4.127cm" draw:start-shape="id3" draw:start-glue-point="10" draw:end-shape="id10" draw:end-glue-point="6" svg:d="m19685 3927h3175v200 0">
          <text:p/>
        </draw:connector>
        <draw:custom-shape draw:style-name="gr1" draw:text-style-name="P1" draw:id="id11" draw:layer="layout" svg:width="5.08cm" svg:height="1.905cm" svg:x="22.86cm" svg:y="10.795cm">
          <text:p text:style-name="P1">prepare_pbs.s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5.459cm" svg:y1="8.89cm" svg:x2="25.399cm" svg:y2="10.795cm" draw:start-shape="id8" draw:start-glue-point="8" draw:end-shape="id11" draw:end-glue-point="4" svg:d="m25459 8890v952h-60v953">
          <text:p/>
        </draw:connector>
        <draw:custom-shape draw:style-name="gr1" draw:text-style-name="P1" draw:id="id12" draw:layer="layout" svg:width="5.08cm" svg:height="1.905cm" svg:x="15.01cm" svg:y="10.795cm">
          <text:p text:style-name="P1">post.s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7.549cm" svg:y1="9.525cm" svg:x2="17.549cm" svg:y2="10.795cm" draw:start-shape="id7" draw:start-glue-point="8" draw:end-shape="id12" draw:end-glue-point="4" svg:d="m17549 9525v1270">
          <text:p/>
        </draw:connector>
        <draw:custom-shape draw:style-name="gr1" draw:text-style-name="P1" draw:id="id13" draw:layer="layout" svg:width="5.08cm" svg:height="1.905cm" svg:x="22.902cm" svg:y="13.758cm">
          <text:p text:style-name="P1">run.s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5.399cm" svg:y1="12.7cm" svg:x2="25.441cm" svg:y2="13.758cm" draw:start-shape="id11" draw:start-glue-point="8" draw:end-shape="id13" draw:end-glue-point="4" svg:d="m25399 12700v529h42v529">
          <text:p/>
        </draw:connector>
        <draw:custom-shape draw:style-name="gr1" draw:text-style-name="P1" draw:layer="layout" svg:width="5.08cm" svg:height="1.905cm" svg:x="1.27cm" svg:y="10.795cm">
          <text:p text:style-name="P1">cleanup.s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08cm" svg:height="1.905cm" svg:x="7.62cm" svg:y="10.795cm">
          <text:p text:style-name="P1">update_preview.s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im Walsh</meta:initial-creator>
    <meta:creation-date>2010-04-26T13:20:10</meta:creation-date>
    <meta:editing-duration>PT02H27M30S</meta:editing-duration>
    <meta:editing-cycles>3</meta:editing-cycles>
    <dc:date>2010-04-26T15:48:58</dc:date>
    <dc:creator>Jim Walsh</dc:creator>
    <meta:generator>OpenOffice.org/3.1$Linux OpenOffice.org_project/310m19$Build-9420</meta:generator>
    <meta:document-statistic meta:object-count="51"/>
  </office:meta>
</office:document-meta>
</file>